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hilos-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65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5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5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7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9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0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4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4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6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1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525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569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495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456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359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367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485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482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480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2513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4044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692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4321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4393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538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228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478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76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795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.3662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0.5955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8164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9711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8626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782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9008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8109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7285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8683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.7706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8.7349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6289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9630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4721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1.2953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8683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1.5038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1693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7897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.8763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7.049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3.9056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6.5127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5.2231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5.9292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7.4570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6.3007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6.9340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5.9193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87.1021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1.2536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2.5628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2.2273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0.7770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78.7133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2.7880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2.8356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0.0908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79.7252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0.1643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7.8845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71.1690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8.4320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5.5166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6.9337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7.5641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70.5253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70.1823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9.7620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66.487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0" meta:object-count="0"/>
    <meta:generator>LibreOffice/6.4.7.2$Linux_X86_64 LibreOffice_project/40$Build-2</meta:generator>
  </office:meta>
</office:document-meta>
</file>